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9b0" officeooo:paragraph-rsid="0005d9b0"/>
    </style:style>
    <style:style style:name="P2" style:family="paragraph" style:parent-style-name="Standard">
      <style:text-properties officeooo:rsid="0005d9b0" officeooo:paragraph-rsid="000790ce"/>
    </style:style>
    <style:style style:name="P3" style:family="paragraph" style:parent-style-name="Standard">
      <style:text-properties officeooo:rsid="0005d9b0" officeooo:paragraph-rsid="000fd682"/>
    </style:style>
    <style:style style:name="P4" style:family="paragraph" style:parent-style-name="Standard">
      <style:text-properties officeooo:rsid="000790ce" officeooo:paragraph-rsid="000790ce"/>
    </style:style>
    <style:style style:name="P5" style:family="paragraph" style:parent-style-name="Standard">
      <style:text-properties officeooo:rsid="00083733" officeooo:paragraph-rsid="00083733"/>
    </style:style>
    <style:style style:name="P6" style:family="paragraph" style:parent-style-name="Standard">
      <style:text-properties officeooo:rsid="00083733" officeooo:paragraph-rsid="000feb37"/>
    </style:style>
    <style:style style:name="P7" style:family="paragraph" style:parent-style-name="Standard">
      <style:text-properties officeooo:rsid="000fd682" officeooo:paragraph-rsid="000fd682"/>
    </style:style>
    <style:style style:name="P8" style:family="paragraph" style:parent-style-name="Standard">
      <style:text-properties officeooo:rsid="00104698" officeooo:paragraph-rsid="00104698" fo:background-color="#fff200"/>
    </style:style>
    <style:style style:name="P9" style:family="paragraph" style:parent-style-name="Standard">
      <style:text-properties officeooo:rsid="0005d9b0" officeooo:paragraph-rsid="0005d9b0" fo:background-color="#fff200"/>
    </style:style>
    <style:style style:name="P10" style:family="paragraph" style:parent-style-name="Standard">
      <style:text-properties officeooo:rsid="00104698" officeooo:paragraph-rsid="00104698" fo:background-color="#89c765"/>
    </style:style>
    <style:style style:name="P11" style:family="paragraph" style:parent-style-name="Standard">
      <style:text-properties officeooo:rsid="000b443b" officeooo:paragraph-rsid="000b443b" fo:background-color="#89c765"/>
    </style:style>
    <style:style style:name="P12" style:family="paragraph" style:parent-style-name="Standard">
      <style:text-properties officeooo:rsid="0005d9b0" officeooo:paragraph-rsid="000790ce" fo:background-color="#89c765"/>
    </style:style>
    <style:style style:name="P13" style:family="paragraph" style:parent-style-name="Standard">
      <style:text-properties officeooo:rsid="0005d9b0" officeooo:paragraph-rsid="0005d9b0" fo:background-color="#89c765"/>
    </style:style>
    <style:style style:name="P14" style:family="paragraph" style:parent-style-name="Standard">
      <style:text-properties officeooo:rsid="0005d9b0" officeooo:paragraph-rsid="0005d9b0" fo:background-color="#00888a"/>
    </style:style>
    <style:style style:name="P15" style:family="paragraph" style:parent-style-name="Standard">
      <style:text-properties officeooo:rsid="0005d9b0" officeooo:paragraph-rsid="0005d9b0" fo:background-color="#ce181e"/>
    </style:style>
    <style:style style:name="P16" style:family="paragraph" style:parent-style-name="Standard">
      <style:text-properties officeooo:rsid="00104698" officeooo:paragraph-rsid="00104698" fo:background-color="#ce181e"/>
    </style:style>
    <style:style style:name="P17" style:family="paragraph" style:parent-style-name="Standard">
      <style:text-properties officeooo:rsid="0011908b" officeooo:paragraph-rsid="0011908b"/>
    </style:style>
    <style:style style:name="P18" style:family="paragraph" style:parent-style-name="Standard">
      <style:text-properties officeooo:rsid="00134237" officeooo:paragraph-rsid="00134237"/>
    </style:style>
    <style:style style:name="P19" style:family="paragraph" style:parent-style-name="Standard">
      <style:text-properties officeooo:rsid="0015f16f" officeooo:paragraph-rsid="0015f16f"/>
    </style:style>
    <style:style style:name="P20" style:family="paragraph" style:parent-style-name="Standard">
      <style:text-properties officeooo:rsid="00183b55" officeooo:paragraph-rsid="00183b55" fo:background-color="#cccccc"/>
    </style:style>
    <style:style style:name="P21" style:family="paragraph" style:parent-style-name="Standard">
      <style:text-properties officeooo:rsid="00183b55" officeooo:paragraph-rsid="00183b55"/>
    </style:style>
    <style:style style:name="P22" style:family="paragraph" style:parent-style-name="Standard">
      <style:text-properties officeooo:rsid="0019480e" officeooo:paragraph-rsid="0019480e"/>
    </style:style>
    <style:style style:name="P23" style:family="paragraph" style:parent-style-name="Standard">
      <style:text-properties officeooo:rsid="000790ce" officeooo:paragraph-rsid="000790ce" fo:background-color="transparent"/>
    </style:style>
    <style:style style:name="P24" style:family="paragraph" style:parent-style-name="Standard">
      <style:text-properties officeooo:rsid="0023b44d" officeooo:paragraph-rsid="0023b44d"/>
    </style:style>
    <style:style style:name="P25" style:family="paragraph" style:parent-style-name="Standard">
      <style:text-properties officeooo:rsid="0023b44d" officeooo:paragraph-rsid="0023b44d" fo:background-color="#89c765"/>
    </style:style>
    <style:style style:name="P26" style:family="paragraph" style:parent-style-name="Standard">
      <style:text-properties officeooo:rsid="000790ce" officeooo:paragraph-rsid="000790ce" fo:background-color="#fff200"/>
    </style:style>
    <style:style style:name="P27" style:family="paragraph" style:parent-style-name="Standard">
      <style:text-properties officeooo:rsid="0023b44d" officeooo:paragraph-rsid="0023b44d" fo:background-color="#00888a"/>
    </style:style>
    <style:style style:name="P28" style:family="paragraph" style:parent-style-name="Standard">
      <style:text-properties officeooo:rsid="00104698" officeooo:paragraph-rsid="00104698" fo:background-color="#00888a"/>
    </style:style>
    <style:style style:name="P29" style:family="paragraph" style:parent-style-name="Standard">
      <style:text-properties officeooo:rsid="0023b44d" officeooo:paragraph-rsid="0023b44d" fo:background-color="#820f71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</style:style>
    <style:style style:name="T1" style:family="text">
      <style:text-properties officeooo:rsid="000790ce"/>
    </style:style>
    <style:style style:name="T2" style:family="text">
      <style:text-properties officeooo:rsid="0009cc10"/>
    </style:style>
    <style:style style:name="T3" style:family="text">
      <style:text-properties officeooo:rsid="000cfa34"/>
    </style:style>
    <style:style style:name="T4" style:family="text">
      <style:text-properties officeooo:rsid="000df68c"/>
    </style:style>
    <style:style style:name="T5" style:family="text">
      <style:text-properties officeooo:rsid="000edc9b"/>
    </style:style>
    <style:style style:name="T6" style:family="text">
      <style:text-properties officeooo:rsid="000fd682"/>
    </style:style>
    <style:style style:name="T7" style:family="text">
      <style:text-properties officeooo:rsid="0010059d"/>
    </style:style>
    <style:style style:name="T8" style:family="text">
      <style:text-properties officeooo:rsid="00104698"/>
    </style:style>
    <style:style style:name="T9" style:family="text">
      <style:text-properties officeooo:rsid="0023b44d" fo:background-color="#fff200" loext:char-shading-value="0"/>
    </style:style>
    <style:style style:name="T10" style:family="text">
      <style:text-properties officeooo:rsid="000fd682" fo:background-color="#00888a" loext:char-shading-value="0"/>
    </style:style>
    <style:style style:name="T11" style:family="text">
      <style:text-properties officeooo:rsid="000b443b" fo:background-color="#00888a" loext:char-shading-value="0"/>
    </style:style>
    <style:style style:name="T12" style:family="text">
      <style:text-properties officeooo:rsid="0023b44d" fo:background-color="#00888a" loext:char-shading-value="0"/>
    </style:style>
    <style:style style:name="T13" style:family="text">
      <style:text-properties fo:background-color="#89c765" loext:char-shading-value="0"/>
    </style:style>
    <style:style style:name="T14" style:family="text">
      <style:text-properties officeooo:rsid="000b443b" fo:background-color="#89c765" loext:char-shading-value="0"/>
    </style:style>
    <style:style style:name="T15" style:family="text">
      <style:text-properties officeooo:rsid="0015f16f"/>
    </style:style>
    <style:style style:name="T16" style:family="text">
      <style:text-properties officeooo:rsid="0023b44d" fo:background-color="#cccccc" loext:char-shading-value="0"/>
    </style:style>
    <style:style style:name="T17" style:family="text">
      <style:text-properties officeooo:rsid="0019480e"/>
    </style:style>
    <style:style style:name="T18" style:family="text">
      <style:text-properties officeooo:rsid="0019f0b5"/>
    </style:style>
    <style:style style:name="T19" style:family="text">
      <style:text-properties officeooo:rsid="00204c77"/>
    </style:style>
    <style:style style:name="T20" style:family="text">
      <style:text-properties officeooo:rsid="0023b44d"/>
    </style:style>
    <style:style style:name="T21" style:family="text">
      <style:text-properties officeooo:rsid="0023b44d" fo:background-color="#ffffff"/>
    </style:style>
    <style:style style:name="T22" style:family="text">
      <style:text-properties fo:background-color="#ffffff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23b44d" fo:background-color="transparent" loext:char-shading-value="0"/>
    </style:style>
    <style:style style:name="T25" style:family="text">
      <style:text-properties officeooo:rsid="0023b44d" fo:background-color="transparent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fo:color="#ce181e"/>
    </style:style>
    <style:style style:name="T28" style:family="text">
      <style:text-properties fo:color="#ce181e" fo:background-color="#fff200" loext:char-shading-value="0"/>
    </style:style>
    <style:style style:name="T29" style:family="text">
      <style:text-properties fo:color="#ce181e" fo:background-color="transparent" loext:char-shading-value="0"/>
    </style:style>
    <style:style style:name="gr1" style:family="graphic">
      <style:graphic-properties draw:fill="none" draw:textarea-vertical-align="middle" draw:auto-grow-height="false" fo:min-height="2.683cm" fo:min-width="7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labyrinthe aléatoire par niveau (<text:span text:style-name="T15">3</text:span> niveaux <text:span text:style-name="T7">ou plus si le temps nous le permet</text:span>)</text:p>
      <text:p text:style-name="P1"/>
      <text:p text:style-name="P1">« <text:span text:style-name="T2">Pour une meilleure expérience de jeu, mettez votre terminal en plein écran »</text:span></text:p>
      <text:p text:style-name="P1"/>
      <text:p text:style-name="P4">Labyrinthe : </text:p>
      <text:p text:style-name="P4"><draw:custom-shape text:anchor-type="paragraph" draw:z-index="0" draw:name="Forme4" draw:style-name="gr1" draw:text-style-name="P30" svg:width="8.203cm" svg:height="2.832cm" svg:x="0.522cm" svg:y="0.039cm"><text:p/><draw:enhanced-geometry svg:viewBox="0 0 21600 21600" draw:glue-points="10800 0 0 10800 10800 21600 21600 10800" draw:path-stretchpoint-x="10800" draw:text-areas="?f11 ?f12 ?f13 ?f14" draw:type="brace-pair" draw:modifiers="1724.01055408971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tab/>Fonction<text:span text:style-name="T8">s</text:span> de vérification <text:span text:style-name="T7">d</text:span>e la map :</text:p>
      <text:p text:style-name="P4"><text:tab/><text:tab/>C<text:span text:style-name="T7">ouloirs donnent sur des pièces</text:span></text:p>
      <text:p text:style-name="P4"><draw:frame text:anchor-type="paragraph" draw:z-index="1" draw:name="Forme5" draw:style-name="gr2" draw:text-style-name="P31" svg:width="9.349cm" svg:height="0.953cm" svg:x="9.095cm" svg:y="0.282cm"><draw:text-box><text:p>Intégrées dans les fonctions de création</text:p></draw:text-box></draw:frame><text:tab/><text:tab/><text:span text:style-name="T7">Couloirs ne se croisent pas</text:span></text:p>
      <text:p text:style-name="P4"><text:tab/><text:tab/><text:span text:style-name="T7">Toutes les pièces communiquent</text:span></text:p>
      <text:p text:style-name="P4"><text:tab/><text:tab/><text:span text:style-name="T8">Taille des pièces correctes</text:span></text:p>
      <text:p text:style-name="P4"><text:tab/><text:tab/>...</text:p>
      <text:p text:style-name="P4"><text:tab/><text:tab/></text:p>
      <text:p text:style-name="P4"/>
      <text:p text:style-name="P26"><text:span text:style-name="T20">Gérer le placement quasiment aléatoire des pièces et des portes : finitions en cours (très prochainement)</text:span></text:p>
      <text:p text:style-name="P24"><text:span text:style-name="T25"/></text:p>
      <text:p text:style-name="P25">SDL</text:p>
      <text:p text:style-name="P23"/>
      <text:p text:style-name="P27">Algorithme Dijkstra == couloirs chemin optimal</text:p>
      <text:p text:style-name="P23"/>
      <text:p text:style-name="P29">Débogage<text:span text:style-name="T23"> </text:span><text:span text:style-name="T29">(TRÈS IMPORTANT POUR POUVOIR LANCER UNE SESSION TEST DU JEU) a faire à plusieurs si les tâches sont terminées</text:span></text:p>
      <text:p text:style-name="P23"/>
      <text:p text:style-name="P1">Gestion déplacements :</text:p>
      <text:p text:style-name="P3"><text:tab/><text:span text:style-name="T10">Déplacement du perso dans l’environnement</text:span></text:p>
      <text:p text:style-name="P3"><text:span text:style-name="T6"><text:tab/></text:span><text:span text:style-name="T13">(Interface graphique)</text:span></text:p>
      <text:p text:style-name="P3"/>
      <text:p text:style-name="P1"><text:tab/><text:span text:style-name="T11">Refresh (a chaque mouvement : moins fluide mais meilleure complexité)</text:span></text:p>
      <text:p text:style-name="P6"><text:tab/><text:span text:style-name="T14">Hitbox (possibilité de déplacement ou pas notamment dans les murs)</text:span></text:p>
      <text:p text:style-name="P5"/>
      <text:p text:style-name="P14">Décompte de temps :</text:p>
      <text:p text:style-name="P14"><text:tab/><text:span text:style-name="T3">Utilisation des fonctions éventuelles (time.h)</text:span></text:p>
      <text:p text:style-name="P15"/>
      <text:p text:style-name="P9">Légende sur le jeu :</text:p>
      <text:p text:style-name="P9"><text:tab/><text:span text:style-name="T4">Légende claire (évolutive si monstres ou pièges)</text:span></text:p>
      <text:p text:style-name="P15"/>
      <text:p text:style-name="P11">Compteur de trésors : </text:p>
      <text:p text:style-name="P11"><text:tab/><text:span text:style-name="T5">Simple fonction de comptage (avec incrémentation d’un compteur)</text:span></text:p>
      <text:p text:style-name="P1"/>
      <text:p text:style-name="P1"/>
      <text:p text:style-name="P1"/>
      <text:p text:style-name="P1"/>
      <text:p text:style-name="P8">Romane</text:p>
      <text:p text:style-name="P10">Lucien</text:p>
      <text:p text:style-name="P28">Yann</text:p>
      <text:p text:style-name="P29">Tous ensemble</text:p>
      <text:p text:style-name="P16">A déterminer</text:p>
      <text:p text:style-name="P20">Fait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7">Facultatif :</text:p>
      <text:p text:style-name="P1"/>
      <text:p text:style-name="P1">(Jauge)</text:p>
      <text:p text:style-name="P1">(Monstres)</text:p>
      <text:p text:style-name="P1">(<text:span text:style-name="T1">Pièges</text:span>)</text:p>
      <text:p text:style-name="P2"/>
      <text:p text:style-name="P12"><text:span text:style-name="T1">(</text:span>Écran d’accueil :</text:p>
      <text:p text:style-name="P13"><text:tab/>bouton start</text:p>
      <text:p text:style-name="P13"><text:tab/>bouton quit</text:p>
      <text:p text:style-name="P13"><text:tab/>nom du jeu</text:p>
      <text:p text:style-name="P13"><text:tab/>(options)</text:p>
      <text:p text:style-name="P13"><text:tab/>créateurs du jeu<text:span text:style-name="T1">)</text:span></text:p>
      <text:p text:style-name="P7">(Découverte de la map au fur et à mesure)</text:p>
      <text:p text:style-name="P19">(plus de niveaux)</text:p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Code symbole : </text:p>
      <text:p text:style-name="P18"><text:tab/>délimitation de la carte : cf test_projet.c</text:p>
      <text:p text:style-name="P18"><text:tab/>couloir : <text:span text:style-name="T18">cf mur haut et bas et mur cotés</text:span></text:p>
      <text:p text:style-name="P18"><text:tab/>portes : P</text:p>
      <text:p text:style-name="P18"><text:tab/>perso : @</text:p>
      <text:p text:style-name="P18"><text:tab/>mur cotés : |</text:p>
      <text:p text:style-name="P18"><text:tab/>mur haut et bas : -</text:p>
      <text:p text:style-name="P18"><text:tab/>angles : +</text:p>
      <text:p text:style-name="P7"/>
      <text:p text:style-name="P21">Planning : </text:p>
      <text:p text:style-name="P21"/>
      <text:p text:style-name="P21">Pour la prochaine séance : </text:p>
      <text:p text:style-name="P21"><text:tab/>Romane → <text:span text:style-name="T19">débogage et correction map3</text:span></text:p>
      <text:p text:style-name="P21"><text:tab/>Yann → <text:span text:style-name="T19">Étude de sdl</text:span></text:p>
      <text:p text:style-name="P21"><text:tab/>Lucien → écran <text:span text:style-name="T17">d’accueil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55:32.140126735</meta:creation-date>
    <dc:date>2018-02-28T16:30:02.683487803</dc:date>
    <meta:editing-duration>PT2H52M12S</meta:editing-duration>
    <meta:editing-cycles>10</meta:editing-cycles>
    <meta:generator>LibreOffice/5.4.2.2$Linux_X86_64 LibreOffice_project/40m0$Build-2</meta:generator>
    <meta:document-statistic meta:table-count="0" meta:image-count="0" meta:object-count="0" meta:page-count="3" meta:paragraph-count="56" meta:word-count="263" meta:character-count="1564" meta:non-whitespace-character-count="1316"/>
  </office:meta>
</office:document-meta>
</file>